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style="italic" fo:font-weight="bold" officeooo:rsid="0003ae12" officeooo:paragraph-rsid="0003ae12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3ae12" officeooo:paragraph-rsid="0003ae12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042557" officeooo:paragraph-rsid="0003ae12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normal" officeooo:rsid="000aab84" officeooo:paragraph-rsid="000e5048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font-weight="normal" officeooo:rsid="000aab84" officeooo:paragraph-rsid="000e5048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Arial" fo:font-size="10pt" fo:font-style="normal" fo:font-weight="normal" officeooo:rsid="00133e65" officeooo:paragraph-rsid="00133e65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style:font-name="Arial" fo:font-size="10pt" fo:font-style="normal" fo:font-weight="normal" officeooo:rsid="001771c9" officeooo:paragraph-rsid="001771c9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style:font-name="Arial" fo:font-size="10pt" fo:font-style="normal" fo:font-weight="normal" officeooo:rsid="001771c9" officeooo:paragraph-rsid="001adc65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Arial" fo:font-size="10pt" fo:font-style="normal" fo:font-weight="normal" officeooo:rsid="001771c9" officeooo:paragraph-rsid="00328291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style:font-name="Arial" fo:font-size="10pt" fo:font-style="normal" fo:font-weight="normal" officeooo:rsid="001adc65" officeooo:paragraph-rsid="001adc65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style:font-name="Arial" fo:font-size="10pt" fo:font-style="normal" fo:font-weight="normal" officeooo:rsid="001adc65" officeooo:paragraph-rsid="00207a00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style:font-name="Arial" fo:font-size="10pt" fo:font-style="normal" fo:font-weight="bold" officeooo:rsid="001adc65" officeooo:paragraph-rsid="001adc65" style:font-size-asian="8.75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text-properties style:font-name="Arial" fo:font-size="10pt" fo:font-style="normal" fo:font-weight="bold" officeooo:rsid="001adc65" officeooo:paragraph-rsid="0022eee4" style:font-size-asian="8.75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text-properties style:font-name="Arial" fo:font-size="10pt" fo:font-style="normal" fo:font-weight="bold" officeooo:rsid="0023eda8" officeooo:paragraph-rsid="0023eda8" style:font-size-asian="8.75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text-properties style:font-name="Arial" fo:font-size="10pt" officeooo:rsid="0011270d" officeooo:paragraph-rsid="001293aa" style:font-size-asian="10pt" style:font-size-complex="10pt"/>
    </style:style>
    <style:style style:name="P16" style:family="paragraph" style:parent-style-name="Standard">
      <style:text-properties style:font-name="Arial" fo:font-size="10pt" officeooo:rsid="0026a569" officeooo:paragraph-rsid="0026a569" style:font-size-asian="10pt" style:font-size-complex="10pt"/>
    </style:style>
    <style:style style:name="P17" style:family="paragraph" style:parent-style-name="Standard">
      <style:text-properties style:font-name="Arial" fo:font-size="10pt" fo:font-weight="bold" officeooo:rsid="002c632a" officeooo:paragraph-rsid="00328291" style:font-size-asian="10pt" style:font-weight-asian="bold" style:font-size-complex="10pt" style:font-weight-complex="bold"/>
    </style:style>
    <style:style style:name="P18" style:family="paragraph" style:parent-style-name="Standard">
      <style:text-properties fo:color="#80808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fo:color="#808080" style:font-name="Consolas" fo:font-size="10pt" fo:font-style="normal" fo:font-weight="bold" officeooo:paragraph-rsid="00098261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text-properties fo:color="#000000" style:font-name="Consolas" fo:font-size="10pt" fo:font-style="normal" fo:font-weight="normal" officeooo:rsid="00086b7f" officeooo:paragraph-rsid="00086b7f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fo:color="#000000" style:font-name="Consola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text-properties fo:color="#000000" style:font-name="Consolas" fo:font-size="10pt" fo:font-style="normal" fo:font-weight="normal" officeooo:rsid="00098261" officeooo:paragraph-rsid="00098261" fo:background-color="#ffffff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fo:color="#000000" style:font-name="Consolas1" fo:font-size="9.5pt" fo:background-color="#ffffff" style:font-size-asian="9.5pt"/>
    </style:style>
    <style:style style:name="P25" style:family="paragraph" style:parent-style-name="Standard">
      <style:text-properties fo:color="#000000" style:font-name="Consolas1" fo:font-size="9.5pt" officeooo:rsid="00098261" fo:background-color="#ffffff" style:font-size-asian="9.5pt"/>
    </style:style>
    <style:style style:name="P26" style:family="paragraph" style:parent-style-name="Standard">
      <style:text-properties fo:color="#000000" style:font-name="Consolas1" fo:font-size="9.5pt" officeooo:rsid="00098261" officeooo:paragraph-rsid="00098261" fo:background-color="#ffffff" style:font-size-asian="9.5pt"/>
    </style:style>
    <style:style style:name="P27" style:family="paragraph" style:parent-style-name="Standard">
      <style:text-properties fo:color="#000000" style:font-name="Consolas1" fo:font-size="9.5pt" fo:font-style="normal" fo:font-weight="normal" officeooo:rsid="00098261" officeooo:paragraph-rsid="00098261" fo:background-color="#ffffff" style:font-size-asian="9.5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text-properties officeooo:paragraph-rsid="00098261"/>
    </style:style>
    <style:style style:name="P29" style:family="paragraph" style:parent-style-name="Standard">
      <style:text-properties officeooo:paragraph-rsid="00133e65"/>
    </style:style>
    <style:style style:name="P30" style:family="paragraph" style:parent-style-name="Standard">
      <style:text-properties officeooo:paragraph-rsid="001ecee2"/>
    </style:style>
    <style:style style:name="P31" style:family="paragraph" style:parent-style-name="Standard">
      <style:text-properties officeooo:paragraph-rsid="00207a00"/>
    </style:style>
    <style:style style:name="P32" style:family="paragraph" style:parent-style-name="Standard">
      <style:text-properties officeooo:paragraph-rsid="0022eee4"/>
    </style:style>
    <style:style style:name="P33" style:family="paragraph" style:parent-style-name="Standard">
      <style:text-properties officeooo:paragraph-rsid="0026a569"/>
    </style:style>
    <style:style style:name="P34" style:family="paragraph" style:parent-style-name="Standard">
      <style:text-properties officeooo:paragraph-rsid="00328291"/>
    </style:style>
    <style:style style:name="P35" style:family="paragraph" style:parent-style-name="Standard">
      <style:text-properties officeooo:paragraph-rsid="0039a338"/>
    </style:style>
    <style:style style:name="P36" style:family="paragraph" style:parent-style-name="Standard">
      <style:text-properties fo:color="#009933"/>
    </style:style>
    <style:style style:name="P37" style:family="paragraph" style:parent-style-name="Standard">
      <style:text-properties fo:color="#009933" officeooo:paragraph-rsid="00463d39"/>
    </style:style>
    <style:style style:name="P38" style:family="paragraph" style:parent-style-name="Standard">
      <style:text-properties fo:color="#009933" officeooo:paragraph-rsid="00476266"/>
    </style:style>
    <style:style style:name="P39" style:family="paragraph" style:parent-style-name="Standard">
      <style:text-properties officeooo:paragraph-rsid="00428a19"/>
    </style:style>
    <style:style style:name="P40" style:family="paragraph" style:parent-style-name="Standard">
      <style:text-properties officeooo:paragraph-rsid="00463d39"/>
    </style:style>
    <style:style style:name="P41" style:family="paragraph" style:parent-style-name="Standard">
      <style:text-properties officeooo:paragraph-rsid="00476266"/>
    </style:style>
    <style:style style:name="P42" style:family="paragraph" style:parent-style-name="Standard">
      <style:text-properties officeooo:paragraph-rsid="003c9034"/>
    </style:style>
    <style:style style:name="P43" style:family="paragraph" style:parent-style-name="Standard">
      <style:text-properties officeooo:paragraph-rsid="0049422a"/>
    </style:style>
    <style:style style:name="P44" style:family="paragraph" style:parent-style-name="Text_20_body">
      <style:text-properties style:font-name="Arial" officeooo:rsid="00050ede" officeooo:paragraph-rsid="00050ede"/>
    </style:style>
    <style:style style:name="P45" style:family="paragraph" style:parent-style-name="Text_20_body">
      <style:text-properties style:font-name="Arial" fo:font-size="10pt" officeooo:rsid="0011270d" officeooo:paragraph-rsid="001293aa" style:font-size-asian="10pt" style:font-size-complex="10pt"/>
    </style:style>
    <style:style style:name="P46" style:family="paragraph" style:parent-style-name="Text_20_body">
      <style:text-properties style:font-name="Arial" fo:font-size="10pt" officeooo:rsid="003abcde" officeooo:paragraph-rsid="003c9034" style:font-size-asian="10pt" style:font-size-complex="10pt"/>
    </style:style>
    <style:style style:name="P47" style:family="paragraph" style:parent-style-name="Text_20_body">
      <style:text-properties style:font-name="Arial" fo:font-size="10pt" fo:font-weight="normal" officeooo:rsid="003f637c" officeooo:paragraph-rsid="003f637c" style:font-size-asian="10pt" style:font-weight-asian="normal" style:font-size-complex="10pt" style:font-weight-complex="normal"/>
    </style:style>
    <style:style style:name="P48" style:family="paragraph" style:parent-style-name="Text_20_body">
      <style:text-properties fo:color="#666666" style:font-name="Arial" fo:font-weight="bold" officeooo:rsid="000fd44f" officeooo:paragraph-rsid="000fd44f" style:font-weight-asian="bold" style:font-weight-complex="bold"/>
    </style:style>
    <style:style style:name="P49" style:family="paragraph" style:parent-style-name="Text_20_body">
      <style:text-properties fo:color="#000000" style:font-name="Arial" fo:font-size="10pt" fo:font-weight="normal" officeooo:rsid="000fd44f" officeooo:paragraph-rsid="00102685" style:font-size-asian="10pt" style:font-weight-asian="normal" style:font-size-complex="10pt" style:font-weight-complex="normal"/>
    </style:style>
    <style:style style:name="P50" style:family="paragraph" style:parent-style-name="Text_20_body">
      <style:text-properties fo:color="#000000" style:font-name="Arial" fo:font-size="10pt" fo:font-weight="bold" officeooo:rsid="00102685" officeooo:paragraph-rsid="00102685" style:font-size-asian="10pt" style:font-weight-asian="bold" style:font-size-complex="10pt" style:font-weight-complex="bold"/>
    </style:style>
    <style:style style:name="P51" style:family="paragraph" style:parent-style-name="Text_20_body">
      <style:text-properties fo:color="#000000" style:font-name="Arial" fo:font-size="10pt" fo:font-style="normal" fo:font-weight="normal" officeooo:rsid="00294ab6" officeooo:paragraph-rsid="00328291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ext_20_body">
      <style:text-properties fo:color="#000000" style:font-name="Arial" fo:font-size="10pt" fo:font-style="normal" fo:font-weight="normal" officeooo:rsid="002a2f9e" officeooo:paragraph-rsid="00328291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ext_20_body">
      <style:text-properties fo:color="#000000" style:font-name="Arial" fo:font-size="10pt" fo:font-style="normal" fo:font-weight="bold" officeooo:rsid="002b1916" officeooo:paragraph-rsid="00328291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Text_20_body">
      <style:text-properties fo:color="#000000" style:font-name="Arial" fo:font-size="10pt" fo:font-style="normal" fo:font-weight="bold" officeooo:rsid="002eab0f" officeooo:paragraph-rsid="00328291" style:font-size-asian="10pt" style:font-style-asian="normal" style:font-weight-asian="bold" style:font-size-complex="10pt" style:font-style-complex="normal" style:font-weight-complex="bold"/>
    </style:style>
    <style:style style:name="P55" style:family="paragraph" style:parent-style-name="Text_20_body">
      <style:text-properties fo:color="#000000" style:font-name="Arial" fo:font-size="10pt" fo:font-style="normal" fo:font-weight="bold" officeooo:rsid="003150d7" officeooo:paragraph-rsid="00328291" style:font-size-asian="10pt" style:font-style-asian="normal" style:font-weight-asian="bold" style:font-size-complex="10pt" style:font-style-complex="normal" style:font-weight-complex="bold"/>
    </style:style>
    <style:style style:name="P56" style:family="paragraph" style:parent-style-name="Text_20_body">
      <style:text-properties fo:color="#808080" style:font-name="Arial" fo:font-size="11pt" fo:font-weight="bold" officeooo:rsid="00289ae5" officeooo:paragraph-rsid="00289ae5" style:font-size-asian="11pt" style:font-weight-asian="bold" style:font-size-complex="11pt" style:font-weight-complex="bold"/>
    </style:style>
    <style:style style:name="P57" style:family="paragraph" style:parent-style-name="Standard">
      <style:text-properties fo:color="#000000" style:font-name="Consolas1" fo:font-size="9.5pt" fo:background-color="#ffffff" style:font-size-asian="9.5pt"/>
    </style:style>
    <style:style style:name="P58" style:family="paragraph" style:parent-style-name="Standard">
      <style:text-properties fo:color="#000000" style:font-name="Consolas1" fo:font-size="9.5pt" officeooo:paragraph-rsid="00328291" fo:background-color="#ffffff" style:font-size-asian="9.5pt"/>
    </style:style>
    <style:style style:name="P59" style:family="paragraph" style:parent-style-name="Standard">
      <style:text-properties fo:color="#000000" style:font-name="Consolas1" fo:font-size="9.5pt" officeooo:rsid="00207a00" officeooo:paragraph-rsid="0026a569" fo:background-color="#ffffff" style:font-size-asian="9.5pt"/>
    </style:style>
    <style:style style:name="P60" style:family="paragraph" style:parent-style-name="Standard">
      <style:text-properties fo:color="#000000" style:font-name="Consolas1" fo:font-size="9.5pt" officeooo:paragraph-rsid="00463d39" fo:background-color="#ffffff" style:font-size-asian="9.5pt"/>
    </style:style>
    <style:style style:name="P61" style:family="paragraph" style:parent-style-name="Standard">
      <style:text-properties fo:color="#000000" style:font-name="Consolas1" fo:font-size="9.5pt" fo:font-style="normal" fo:font-weight="normal" officeooo:rsid="0021b474" officeooo:paragraph-rsid="0022eee4" fo:background-color="#ffffff" style:font-size-asian="9.5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>
      <style:text-properties fo:color="#000000" style:font-name="Consolas1" fo:font-size="9.5pt" fo:font-weight="normal" officeooo:rsid="003abcde" officeooo:paragraph-rsid="003c9034" fo:background-color="#ffffff" style:font-size-asian="9.5pt" style:font-weight-asian="normal" style:font-size-complex="10pt" style:font-weight-complex="normal"/>
    </style:style>
    <style:style style:name="P63" style:family="paragraph" style:parent-style-name="Standard">
      <style:text-properties fo:color="#000000" style:font-name="Consolas1" fo:font-size="9.5pt" fo:font-weight="normal" officeooo:rsid="003abcde" officeooo:paragraph-rsid="003abcde" fo:background-color="#ffffff" style:font-size-asian="9.5pt" style:font-weight-asian="normal" style:font-size-complex="10pt" style:font-weight-complex="normal"/>
    </style:style>
    <style:style style:name="P64" style:family="paragraph" style:parent-style-name="Standard">
      <style:text-properties fo:color="#000000" style:font-name="Arial" fo:font-size="10pt" officeooo:rsid="0026a569" officeooo:paragraph-rsid="0026a569" fo:background-color="#ffffff" style:font-size-asian="10pt" style:font-size-complex="10pt"/>
    </style:style>
    <style:style style:name="P65" style:family="paragraph" style:parent-style-name="Standard">
      <style:text-properties fo:color="#000000" style:font-name="Arial" fo:font-size="9.5pt" fo:font-style="normal" fo:font-weight="normal" officeooo:rsid="0023eda8" officeooo:paragraph-rsid="0023eda8" fo:background-color="#ffffff" style:font-size-asian="9.5pt" style:font-style-asian="normal" style:font-weight-asian="normal" style:font-size-complex="10pt" style:font-style-complex="normal" style:font-weight-complex="normal"/>
    </style:style>
    <style:style style:name="P66" style:family="paragraph" style:parent-style-name="Standard">
      <style:text-properties fo:color="#0000ff" style:font-name="Consolas1" fo:font-size="9.5pt" fo:background-color="#ffffff" style:font-size-asian="9.5pt"/>
    </style:style>
    <style:style style:name="P67" style:family="paragraph" style:parent-style-name="Standard">
      <style:text-properties fo:color="#009933" style:font-name="Consolas1" fo:font-size="9.5pt" fo:background-color="#ffffff" style:font-size-asian="9.5pt"/>
    </style:style>
    <style:style style:name="P68" style:family="paragraph" style:parent-style-name="Standard">
      <style:text-properties fo:color="#009933" style:font-name="Consolas1" fo:font-size="9.5pt" officeooo:paragraph-rsid="00476266" fo:background-color="#ffffff" style:font-size-asian="9.5pt"/>
    </style:style>
    <style:style style:name="P69" style:family="paragraph" style:parent-style-name="Heading_20_3" style:list-style-name="">
      <style:text-properties officeooo:rsid="00042557" officeooo:paragraph-rsid="00042557"/>
    </style:style>
    <style:style style:name="P70" style:family="paragraph" style:parent-style-name="Heading_20_3">
      <style:text-properties fo:font-size="12pt" officeooo:rsid="0011270d" officeooo:paragraph-rsid="0011270d" style:font-size-asian="12pt" style:font-size-complex="12pt"/>
    </style:style>
    <style:style style:name="P71" style:family="paragraph" style:parent-style-name="Heading_20_3">
      <style:text-properties fo:font-size="11pt" style:font-size-asian="11pt" style:font-size-complex="11pt"/>
    </style:style>
    <style:style style:name="P72" style:family="paragraph" style:parent-style-name="Heading_20_3">
      <style:text-properties fo:font-size="11pt" fo:font-weight="bold" officeooo:rsid="0049422a" officeooo:paragraph-rsid="0049422a" fo:background-color="#ffffff" style:font-size-asian="11pt" style:font-weight-asian="bold" style:font-size-complex="11pt" style:font-weight-complex="bold"/>
    </style:style>
    <style:style style:name="P73" style:family="paragraph" style:parent-style-name="Heading_20_3">
      <style:text-properties fo:color="#666666" style:font-name="Arial" fo:font-size="11pt" officeooo:rsid="003f17f2" officeooo:paragraph-rsid="003f17f2" fo:background-color="#ffffff" style:font-size-asian="11pt" style:font-size-complex="11pt"/>
    </style:style>
    <style:style style:name="P74" style:family="paragraph" style:parent-style-name="Heading_20_3">
      <style:paragraph-properties fo:break-before="page"/>
      <style:text-properties officeooo:rsid="0006cf01" officeooo:paragraph-rsid="00042557"/>
    </style:style>
    <style:style style:name="P75" style:family="paragraph" style:parent-style-name="Heading_20_3">
      <style:paragraph-properties fo:break-before="page"/>
      <style:text-properties officeooo:rsid="000dc43e" officeooo:paragraph-rsid="00042557"/>
    </style:style>
    <style:style style:name="P76" style:family="paragraph" style:parent-style-name="Text_20_body">
      <style:text-properties fo:color="#808080" style:font-name="Arial" fo:font-size="11pt" fo:font-style="normal" fo:font-weight="bold" officeooo:rsid="00294ab6" officeooo:paragraph-rsid="00328291" fo:background-color="#ffffff" style:font-size-asian="11pt" style:font-style-asian="normal" style:font-weight-asian="bold" style:font-size-complex="11pt" style:font-style-complex="normal" style:font-weight-complex="bold"/>
    </style:style>
    <style:style style:name="P77" style:family="paragraph" style:parent-style-name="Text_20_body">
      <style:text-properties fo:color="#808080" style:font-name="Arial" fo:font-size="11pt" fo:font-style="normal" fo:font-weight="bold" officeooo:rsid="00294ab6" officeooo:paragraph-rsid="00294ab6" fo:background-color="#ffffff" style:font-size-asian="11pt" style:font-style-asian="normal" style:font-weight-asian="bold" style:font-size-complex="11pt" style:font-style-complex="normal" style:font-weight-complex="bold"/>
    </style:style>
    <style:style style:name="P78" style:family="paragraph" style:parent-style-name="Text_20_body">
      <style:text-properties fo:color="#000000" style:font-name="Arial" fo:font-size="10pt" fo:font-style="normal" fo:font-weight="normal" officeooo:rsid="002a2f9e" officeooo:paragraph-rsid="00328291" fo:background-color="#ffffff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ext_20_body">
      <style:text-properties style:font-name="Arial" fo:font-size="10pt" officeooo:rsid="001293aa" officeooo:paragraph-rsid="001293aa" style:font-size-asian="10pt" style:font-size-complex="10pt"/>
    </style:style>
    <style:style style:name="P80" style:family="paragraph" style:parent-style-name="Text_20_body">
      <style:text-properties style:font-name="Arial" fo:font-size="10pt" fo:font-style="italic" officeooo:rsid="00328291" officeooo:paragraph-rsid="00328291" fo:background-color="#ffffff" style:font-size-asian="8.75pt" style:font-style-asian="italic" style:font-size-complex="10pt" style:font-style-complex="italic"/>
    </style:style>
    <style:style style:name="P81" style:family="paragraph" style:parent-style-name="Text_20_body">
      <style:text-properties style:font-name="Arial" fo:font-size="10pt" officeooo:rsid="003abcde" officeooo:paragraph-rsid="003c9034" fo:background-color="#ffffff" style:font-size-asian="10pt" style:font-size-complex="10pt"/>
    </style:style>
    <style:style style:name="P82" style:family="paragraph" style:parent-style-name="Text_20_body">
      <style:text-properties style:font-name="Arial" fo:font-size="10pt" fo:font-weight="normal" officeooo:rsid="003c9034" officeooo:paragraph-rsid="003c9034" fo:background-color="#ffffff" style:font-size-asian="10pt" style:font-weight-asian="normal" style:font-size-complex="10pt" style:font-weight-complex="normal"/>
    </style:style>
    <style:style style:name="P83" style:family="paragraph" style:parent-style-name="Text_20_body">
      <style:text-properties style:font-name="Arial" fo:font-size="10pt" fo:font-weight="normal" officeooo:rsid="003abcde" officeooo:paragraph-rsid="003abcde" fo:background-color="#ffffff" style:font-size-asian="10pt" style:font-weight-asian="normal" style:font-size-complex="10pt" style:font-weight-complex="normal"/>
    </style:style>
    <style:style style:name="P84" style:family="paragraph" style:parent-style-name="Text_20_body">
      <style:text-properties style:font-name="Arial" fo:font-size="10pt" fo:font-weight="bold" officeooo:rsid="003abcde" officeooo:paragraph-rsid="003c9034" fo:background-color="#ffffff" style:font-size-asian="10pt" style:font-weight-asian="bold" style:font-size-complex="10pt" style:font-weight-complex="bold"/>
    </style:style>
    <style:style style:name="T1" style:family="text">
      <style:text-properties fo:color="#000000" style:font-name="Consolas1" fo:font-size="9.5pt" fo:background-color="#ffffff" loext:char-shading-value="0" style:font-size-asian="9.5pt"/>
    </style:style>
    <style:style style:name="T2" style:family="text">
      <style:text-properties fo:color="#000000" style:font-name="Consolas1" fo:font-size="9.5pt" officeooo:rsid="00098261" fo:background-color="#ffffff" loext:char-shading-value="0" style:font-size-asian="9.5pt"/>
    </style:style>
    <style:style style:name="T3" style:family="text">
      <style:text-properties fo:color="#000000" style:font-name="Consolas1" fo:font-size="9.5pt" officeooo:rsid="000e8544" fo:background-color="#ffffff" loext:char-shading-value="0" style:font-size-asian="9.5pt"/>
    </style:style>
    <style:style style:name="T4" style:family="text">
      <style:text-properties fo:color="#000000" style:font-name="Consolas1" fo:font-size="9.5pt" officeooo:rsid="00133e65" fo:background-color="#ffffff" loext:char-shading-value="0" style:font-size-asian="9.5pt"/>
    </style:style>
    <style:style style:name="T5" style:family="text">
      <style:text-properties fo:color="#000000" style:font-name="Consolas1" fo:font-size="9.5pt" officeooo:rsid="00147c1a" fo:background-color="#ffffff" loext:char-shading-value="0" style:font-size-asian="9.5pt"/>
    </style:style>
    <style:style style:name="T6" style:family="text">
      <style:text-properties fo:color="#000000" style:font-name="Consolas1" fo:font-size="9.5pt" officeooo:rsid="001ecee2" fo:background-color="#ffffff" loext:char-shading-value="0" style:font-size-asian="9.5pt"/>
    </style:style>
    <style:style style:name="T7" style:family="text">
      <style:text-properties fo:color="#000000" style:font-name="Consolas1" fo:font-size="9.5pt" officeooo:rsid="00207a00" fo:background-color="#ffffff" loext:char-shading-value="0" style:font-size-asian="9.5pt"/>
    </style:style>
    <style:style style:name="T8" style:family="text">
      <style:text-properties fo:color="#000000" style:font-name="Consolas1" fo:font-size="9.5pt" officeooo:rsid="0021b474" fo:background-color="#ffffff" loext:char-shading-value="0" style:font-size-asian="9.5pt"/>
    </style:style>
    <style:style style:name="T9" style:family="text">
      <style:text-properties fo:color="#000000" style:font-name="Consolas1" fo:font-size="9.5pt" officeooo:rsid="0022eee4" fo:background-color="#ffffff" loext:char-shading-value="0" style:font-size-asian="9.5pt"/>
    </style:style>
    <style:style style:name="T10" style:family="text">
      <style:text-properties fo:color="#000000" style:font-name="Consolas1" fo:font-size="9.5pt" officeooo:rsid="0039a338" fo:background-color="#ffffff" loext:char-shading-value="0" style:font-size-asian="9.5pt"/>
    </style:style>
    <style:style style:name="T11" style:family="text">
      <style:text-properties fo:color="#000000" style:font-name="Consolas1" fo:font-size="9.5pt" fo:background-color="#ffffff" loext:char-shading-value="0" style:font-size-asian="9.5pt"/>
    </style:style>
    <style:style style:name="T12" style:family="text">
      <style:text-properties fo:color="#000000" style:font-name="Consolas1" fo:font-size="9.5pt" fo:font-weight="normal" fo:background-color="#ffffff" loext:char-shading-value="0" style:font-size-asian="9.5pt" style:font-weight-asian="normal" style:font-weight-complex="normal"/>
    </style:style>
    <style:style style:name="T13" style:family="text">
      <style:text-properties fo:color="#000000" style:font-name="Consolas1" fo:font-size="9.5pt" fo:font-weight="normal" officeooo:rsid="00098261" fo:background-color="#ffffff" loext:char-shading-value="0" style:font-size-asian="9.5pt" style:font-weight-asian="normal" style:font-weight-complex="normal"/>
    </style:style>
    <style:style style:name="T14" style:family="text">
      <style:text-properties fo:color="#000000" style:font-name="Consolas1" fo:font-size="9.5pt" fo:font-weight="normal" officeooo:rsid="0022eee4" fo:background-color="#ffffff" loext:char-shading-value="0" style:font-size-asian="9.5pt" style:font-weight-asian="normal" style:font-weight-complex="normal"/>
    </style:style>
    <style:style style:name="T15" style:family="text">
      <style:text-properties fo:color="#000000" style:font-name="Consolas1" fo:font-size="9.5pt" fo:font-weight="normal" officeooo:rsid="0021b474" fo:background-color="#ffffff" loext:char-shading-value="0" style:font-size-asian="9.5pt" style:font-weight-asian="normal" style:font-weight-complex="normal"/>
    </style:style>
    <style:style style:name="T16" style:family="text">
      <style:text-properties fo:color="#000000" style:font-name="Consolas1" fo:font-size="9.5pt" fo:font-weight="normal" officeooo:rsid="003abcde" fo:background-color="#ffffff" loext:char-shading-value="0" style:font-size-asian="9.5pt" style:font-weight-asian="normal" style:font-size-complex="10pt" style:font-weight-complex="normal"/>
    </style:style>
    <style:style style:name="T17" style:family="text">
      <style:text-properties fo:color="#000000" style:font-name="Consolas1" fo:font-size="9.5pt" fo:font-style="normal" fo:font-weight="normal" officeooo:rsid="002a2f9e" fo:background-color="#ffffff" loext:char-shading-value="0" style:font-size-asian="9.5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style:font-name="Consolas1" fo:font-size="10pt" fo:font-weight="normal" fo:background-color="#ffffff" loext:char-shading-value="0" style:font-size-asian="10pt" style:font-weight-asian="normal" style:font-size-complex="10pt" style:font-weight-complex="normal"/>
    </style:style>
    <style:style style:name="T19" style:family="text">
      <style:text-properties fo:color="#000000" style:font-name="Consolas1" fo:background-color="#ffffff" loext:char-shading-value="0"/>
    </style:style>
    <style:style style:name="T20" style:family="text">
      <style:text-properties fo:color="#000000" style:font-name="Consolas1" officeooo:rsid="00086b7f" fo:background-color="#ffffff" loext:char-shading-value="0"/>
    </style:style>
    <style:style style:name="T21" style:family="text">
      <style:text-properties fo:color="#000000" fo:font-weight="normal" officeooo:rsid="00098261" fo:background-color="#ffffff" loext:char-shading-value="0" style:font-weight-asian="normal" style:font-weight-complex="normal"/>
    </style:style>
    <style:style style:name="T22" style:family="text">
      <style:text-properties fo:color="#000000" fo:font-weight="normal" officeooo:rsid="002d5a4e" fo:background-color="#ffffff" loext:char-shading-value="0" style:font-weight-asian="normal" style:font-weight-complex="normal"/>
    </style:style>
    <style:style style:name="T23" style:family="text">
      <style:text-properties fo:color="#000000" fo:font-weight="normal" officeooo:rsid="002d9477" fo:background-color="#ffffff" loext:char-shading-value="0" style:font-weight-asian="normal" style:font-weight-complex="normal"/>
    </style:style>
    <style:style style:name="T24" style:family="text">
      <style:text-properties fo:color="#000000" style:font-name="Consolas" fo:font-size="10pt" fo:font-style="normal" fo:font-weight="normal" officeooo:rsid="00098261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color="#000000" style:font-name="Arial" fo:font-weight="normal" officeooo:rsid="000a70ff" fo:background-color="#ffffff" loext:char-shading-value="0" style:font-weight-asian="normal" style:font-weight-complex="normal"/>
    </style:style>
    <style:style style:name="T26" style:family="text">
      <style:text-properties fo:color="#000000" style:font-name="Arial" fo:font-size="10pt" officeooo:rsid="0026a569" fo:background-color="#ffffff" loext:char-shading-value="0" style:font-size-asian="10pt" style:font-size-complex="10pt"/>
    </style:style>
    <style:style style:name="T27" style:family="text">
      <style:text-properties fo:color="#000000" fo:font-size="9.5pt" fo:font-weight="normal" fo:background-color="#ffffff" loext:char-shading-value="0" style:font-size-asian="9.5pt" style:font-weight-asian="normal" style:font-weight-complex="normal"/>
    </style:style>
    <style:style style:name="T28" style:family="text">
      <style:text-properties fo:color="#000000" fo:font-size="9.5pt" fo:font-weight="normal" officeooo:rsid="0021b474" fo:background-color="#ffffff" loext:char-shading-value="0" style:font-size-asian="9.5pt" style:font-weight-asian="normal" style:font-weight-complex="normal"/>
    </style:style>
    <style:style style:name="T29" style:family="text">
      <style:text-properties fo:color="#000000" fo:font-size="9.5pt" fo:font-weight="normal" officeooo:rsid="002753b2" fo:background-color="#ffffff" loext:char-shading-value="0" style:font-size-asian="9.5pt" style:font-weight-asian="normal" style:font-weight-complex="normal"/>
    </style:style>
    <style:style style:name="T30" style:family="text">
      <style:text-properties fo:color="#000000" fo:background-color="#ffffff" loext:char-shading-value="0"/>
    </style:style>
    <style:style style:name="T31" style:family="text">
      <style:text-properties fo:color="#000000" officeooo:rsid="00207a00" fo:background-color="#ffffff" loext:char-shading-value="0"/>
    </style:style>
    <style:style style:name="T32" style:family="text">
      <style:text-properties officeooo:rsid="00098261"/>
    </style:style>
    <style:style style:name="T33" style:family="text">
      <style:text-properties fo:color="#808080" style:font-name="Consolas" fo:font-size="10pt" fo:font-style="normal" fo:font-weight="bol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fo:color="#808080" style:font-name="Consolas" fo:font-size="10pt" fo:font-style="normal" fo:font-weight="bold" officeooo:rsid="00098261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02685" style:font-weight-asian="bold" style:font-weight-complex="bold"/>
    </style:style>
    <style:style style:name="T37" style:family="text">
      <style:text-properties fo:font-weight="bold" officeooo:rsid="001293aa" style:font-weight-asian="bold" style:font-weight-complex="bold"/>
    </style:style>
    <style:style style:name="T38" style:family="text">
      <style:text-properties fo:font-weight="bold" fo:background-color="#ffffff" loext:char-shading-value="0" style:font-weight-asian="bold" style:font-weight-complex="bold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fo:background-color="#ffffff" loext:char-shading-value="0" style:font-style-asian="italic" style:font-style-complex="italic"/>
    </style:style>
    <style:style style:name="T41" style:family="text">
      <style:text-properties fo:font-style="italic" officeooo:rsid="002a2f9e" fo:background-color="#ffffff" loext:char-shading-value="0" style:font-style-asian="italic" style:font-style-complex="italic"/>
    </style:style>
    <style:style style:name="T42" style:family="text">
      <style:text-properties fo:font-style="italic" officeooo:rsid="00333d0f" fo:background-color="#ffffff" loext:char-shading-value="0" style:font-style-asian="italic" style:font-style-complex="italic"/>
    </style:style>
    <style:style style:name="T43" style:family="text">
      <style:text-properties fo:font-style="italic" style:text-underline-style="none" fo:background-color="#ffffff" loext:char-shading-value="0" style:font-style-asian="italic" style:font-style-complex="italic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0bd0f7" style:font-style-asian="normal" style:font-style-complex="normal"/>
    </style:style>
    <style:style style:name="T46" style:family="text">
      <style:text-properties fo:font-style="normal" officeooo:rsid="001293aa" style:font-style-asian="normal" style:font-style-complex="normal"/>
    </style:style>
    <style:style style:name="T47" style:family="text">
      <style:text-properties officeooo:rsid="000dc43e"/>
    </style:style>
    <style:style style:name="T48" style:family="text">
      <style:text-properties fo:font-weight="normal" officeooo:rsid="0023eda8" style:font-weight-asian="normal" style:font-weight-complex="normal"/>
    </style:style>
    <style:style style:name="T49" style:family="text">
      <style:text-properties fo:font-weight="normal" officeooo:rsid="00250c5e" style:font-weight-asian="normal" style:font-weight-complex="normal"/>
    </style:style>
    <style:style style:name="T50" style:family="text">
      <style:text-properties fo:font-weight="normal" fo:background-color="#ffffff" loext:char-shading-value="0" style:font-weight-asian="normal" style:font-weight-complex="normal"/>
    </style:style>
    <style:style style:name="T51" style:family="text">
      <style:text-properties fo:font-weight="normal" officeooo:rsid="003278b0" fo:background-color="#ffffff" loext:char-shading-value="0" style:font-weight-asian="normal" style:font-weight-complex="normal"/>
    </style:style>
    <style:style style:name="T52" style:family="text">
      <style:text-properties fo:font-weight="normal" officeooo:rsid="003ef7af" fo:background-color="#ffffff" loext:char-shading-value="0" style:font-weight-asian="normal" style:font-weight-complex="normal"/>
    </style:style>
    <style:style style:name="T53" style:family="text">
      <style:text-properties fo:color="#0000ff" style:font-name="Consolas1" fo:font-size="9.5pt" fo:background-color="#ffffff" loext:char-shading-value="0" style:font-size-asian="9.5pt"/>
    </style:style>
    <style:style style:name="T54" style:family="text">
      <style:text-properties fo:color="#0000ff" style:font-name="Consolas1" fo:font-size="9.5pt" officeooo:rsid="00207a00" fo:background-color="#ffffff" loext:char-shading-value="0" style:font-size-asian="9.5pt"/>
    </style:style>
    <style:style style:name="T55" style:family="text">
      <style:text-properties fo:color="#0000ff" style:font-name="Consolas1" fo:font-size="9.5pt" fo:background-color="#ffffff" loext:char-shading-value="0" style:font-size-asian="9.5pt"/>
    </style:style>
    <style:style style:name="T56" style:family="text">
      <style:text-properties fo:color="#0000ff" style:font-name="Consolas1" fo:font-size="9.5pt" fo:font-weight="normal" fo:background-color="#ffffff" loext:char-shading-value="0" style:font-size-asian="9.5pt" style:font-weight-asian="normal" style:font-weight-complex="normal"/>
    </style:style>
    <style:style style:name="T57" style:family="text">
      <style:text-properties fo:color="#0000ff" style:font-name="Consolas1" fo:font-size="9.5pt" fo:font-weight="normal" officeooo:rsid="0021b474" fo:background-color="#ffffff" loext:char-shading-value="0" style:font-size-asian="9.5pt" style:font-weight-asian="normal" style:font-weight-complex="normal"/>
    </style:style>
    <style:style style:name="T58" style:family="text">
      <style:text-properties fo:color="#0000ff" style:font-name="Consolas1" fo:font-size="9.5pt" fo:font-style="normal" fo:font-weight="normal" officeooo:rsid="002a2f9e" fo:background-color="#ffffff" loext:char-shading-value="0" style:font-size-asian="9.5pt" style:font-style-asian="normal" style:font-weight-asian="normal" style:font-size-complex="10pt" style:font-style-complex="normal" style:font-weight-complex="normal"/>
    </style:style>
    <style:style style:name="T59" style:family="text">
      <style:text-properties fo:color="#0000ff" style:font-name="Consolas1" fo:font-size="9.5pt" fo:font-style="normal" fo:font-weight="normal" officeooo:rsid="002c632a" fo:background-color="#ffffff" loext:char-shading-value="0" style:font-size-asian="9.5pt" style:font-style-asian="normal" style:font-weight-asian="normal" style:font-size-complex="10pt" style:font-style-complex="normal" style:font-weight-complex="normal"/>
    </style:style>
    <style:style style:name="T60" style:family="text">
      <style:text-properties fo:color="#2b91af" style:font-name="Consolas1" fo:font-size="9.5pt" fo:background-color="#ffffff" loext:char-shading-value="0" style:font-size-asian="9.5pt"/>
    </style:style>
    <style:style style:name="T61" style:family="text">
      <style:text-properties fo:color="#2b91af" style:font-name="Consolas1" fo:font-size="9.5pt" officeooo:rsid="00133e65" fo:background-color="#ffffff" loext:char-shading-value="0" style:font-size-asian="9.5pt"/>
    </style:style>
    <style:style style:name="T62" style:family="text">
      <style:text-properties fo:color="#2b91af" style:font-name="Consolas1" fo:font-size="9.5pt" officeooo:rsid="00207a00" fo:background-color="#ffffff" loext:char-shading-value="0" style:font-size-asian="9.5pt"/>
    </style:style>
    <style:style style:name="T63" style:family="text">
      <style:text-properties fo:color="#2b91af" style:font-name="Consolas1" fo:font-size="9.5pt" officeooo:rsid="0022eee4" fo:background-color="#ffffff" loext:char-shading-value="0" style:font-size-asian="9.5pt"/>
    </style:style>
    <style:style style:name="T64" style:family="text">
      <style:text-properties fo:color="#2b91af" style:font-name="Consolas1" fo:font-size="9.5pt" officeooo:rsid="0039a338" fo:background-color="#ffffff" loext:char-shading-value="0" style:font-size-asian="9.5pt"/>
    </style:style>
    <style:style style:name="T65" style:family="text">
      <style:text-properties fo:color="#2b91af" style:font-name="Consolas1" fo:font-size="9.5pt" fo:font-weight="normal" fo:background-color="#ffffff" loext:char-shading-value="0" style:font-size-asian="9.5pt" style:font-weight-asian="normal" style:font-weight-complex="normal"/>
    </style:style>
    <style:style style:name="T66" style:family="text">
      <style:text-properties fo:color="#2b91af" style:font-name="Consolas1" fo:font-size="9.5pt" fo:font-weight="normal" officeooo:rsid="00207a00" fo:background-color="#ffffff" loext:char-shading-value="0" style:font-size-asian="9.5pt" style:font-weight-asian="normal" style:font-weight-complex="normal"/>
    </style:style>
    <style:style style:name="T67" style:family="text">
      <style:text-properties fo:color="#2b91af" style:font-name="Consolas1" fo:font-size="9.5pt" fo:font-weight="normal" officeooo:rsid="0022eee4" fo:background-color="#ffffff" loext:char-shading-value="0" style:font-size-asian="9.5pt" style:font-weight-asian="normal" style:font-weight-complex="normal"/>
    </style:style>
    <style:style style:name="T68" style:family="text">
      <style:text-properties fo:color="#2b91af" style:font-name="Consolas1" fo:font-size="9.5pt" fo:font-weight="normal" officeooo:rsid="0021b474" fo:background-color="#ffffff" loext:char-shading-value="0" style:font-size-asian="9.5pt" style:font-weight-asian="normal" style:font-weight-complex="normal"/>
    </style:style>
    <style:style style:name="T69" style:family="text">
      <style:text-properties fo:color="#2b91af" style:font-name="Consolas1" fo:font-size="9.5pt" fo:font-style="normal" fo:font-weight="normal" officeooo:rsid="002a2f9e" fo:background-color="#ffffff" loext:char-shading-value="0" style:font-size-asian="9.5pt" style:font-style-asian="normal" style:font-weight-asian="normal" style:font-size-complex="10pt" style:font-style-complex="normal" style:font-weight-complex="normal"/>
    </style:style>
    <style:style style:name="T70" style:family="text">
      <style:text-properties style:font-name="Consolas1" fo:font-size="9.5pt" fo:background-color="#ffffff" loext:char-shading-value="0" style:font-size-asian="9.5pt"/>
    </style:style>
    <style:style style:name="T71" style:family="text">
      <style:text-properties style:font-name="Consolas1" fo:font-size="9.5pt" officeooo:rsid="00428a19" fo:background-color="#ffffff" loext:char-shading-value="0" style:font-size-asian="9.5pt"/>
    </style:style>
    <style:style style:name="T72" style:family="text">
      <style:text-properties style:font-name="Consolas1" fo:font-size="9.5pt" officeooo:rsid="00445037" fo:background-color="#ffffff" loext:char-shading-value="0" style:font-size-asian="9.5pt"/>
    </style:style>
    <style:style style:name="T73" style:family="text">
      <style:text-properties style:font-name="Consolas1" fo:font-size="9.5pt" officeooo:rsid="004529a0" fo:background-color="#ffffff" loext:char-shading-value="0" style:font-size-asian="9.5pt"/>
    </style:style>
    <style:style style:name="T74" style:family="text">
      <style:text-properties officeooo:rsid="00102685"/>
    </style:style>
    <style:style style:name="T75" style:family="text">
      <style:text-properties officeooo:rsid="0011270d"/>
    </style:style>
    <style:style style:name="T76" style:family="text">
      <style:text-properties officeooo:rsid="001293aa"/>
    </style:style>
    <style:style style:name="T77" style:family="text">
      <style:text-properties fo:color="#a31515" style:font-name="Consolas1" fo:font-size="9.5pt" fo:background-color="#ffffff" loext:char-shading-value="0" style:font-size-asian="9.5pt"/>
    </style:style>
    <style:style style:name="T78" style:family="text">
      <style:text-properties fo:background-color="#ffffff" loext:char-shading-value="0"/>
    </style:style>
    <style:style style:name="T79" style:family="text">
      <style:text-properties officeooo:rsid="0029de24" fo:background-color="#ffffff" loext:char-shading-value="0"/>
    </style:style>
    <style:style style:name="T80" style:family="text">
      <style:text-properties officeooo:rsid="002a2f9e" fo:background-color="#ffffff" loext:char-shading-value="0"/>
    </style:style>
    <style:style style:name="T81" style:family="text">
      <style:text-properties officeooo:rsid="002b54e0" fo:background-color="#ffffff" loext:char-shading-value="0"/>
    </style:style>
    <style:style style:name="T82" style:family="text">
      <style:text-properties officeooo:rsid="003278b0" fo:background-color="#ffffff" loext:char-shading-value="0"/>
    </style:style>
    <style:style style:name="T83" style:family="text">
      <style:text-properties officeooo:rsid="0011270d" fo:background-color="#ffffff" loext:char-shading-value="0"/>
    </style:style>
    <style:style style:name="T84" style:family="text">
      <style:text-properties officeooo:rsid="001adc65" fo:background-color="#ffffff" loext:char-shading-value="0"/>
    </style:style>
    <style:style style:name="T85" style:family="text">
      <style:text-properties officeooo:rsid="00198ec5" fo:background-color="#ffffff" loext:char-shading-value="0"/>
    </style:style>
    <style:style style:name="T86" style:family="text">
      <style:text-properties officeooo:rsid="003d1046" fo:background-color="#ffffff" loext:char-shading-value="0"/>
    </style:style>
    <style:style style:name="T87" style:family="text">
      <style:text-properties officeooo:rsid="0040cdf2" fo:background-color="#ffffff" loext:char-shading-value="0"/>
    </style:style>
    <style:style style:name="T88" style:family="text">
      <style:text-properties fo:color="#008000" style:font-name="Consolas1" fo:font-size="9.5pt" fo:background-color="#ffffff" loext:char-shading-value="0" style:font-size-asian="9.5pt"/>
    </style:style>
    <style:style style:name="T89" style:family="text">
      <style:text-properties fo:color="#008000" style:font-name="Consolas1" fo:font-size="9.5pt" officeooo:rsid="002bc452" fo:background-color="#ffffff" loext:char-shading-value="0" style:font-size-asian="9.5pt"/>
    </style:style>
    <style:style style:name="T90" style:family="text">
      <style:text-properties fo:color="#009933" style:font-name="Consolas1" fo:font-size="9.5pt" fo:background-color="#ffffff" loext:char-shading-value="0" style:font-size-asian="9.5pt"/>
    </style:style>
    <style:style style:name="T91" style:family="text">
      <style:text-properties fo:color="#666666" fo:font-size="11pt" fo:background-color="#ffffff" loext:char-shading-value="0" style:font-size-asian="11pt" style:font-size-complex="11pt"/>
    </style:style>
    <style:style style:name="T92" style:family="text">
      <style:text-properties fo:font-size="11pt" fo:background-color="#ffffff" loext:char-shading-value="0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DecisionTrees General</text:p>
      <text:p text:style-name="P1"/>
      <text:p text:style-name="P3"/>
      <text:h text:style-name="P74" text:outline-level="3">1) Requirments</text:h>
      <text:p text:style-name="P44">In the application exists 3 different mainareas:</text:p>
      <text:p text:style-name="P18"/>
      <text:p text:style-name="P18">Projects</text:p>
      <text:p text:style-name="P23"/>
      <text:p text:style-name="P19"><text:span text:style-name="T25">Projects is a subarea with 4 different subregions:</text:span><text:span text:style-name="T21"><text:tab/></text:span></text:p>
      <text:p text:style-name="P23"><text:tab/></text:p>
      <text:p text:style-name="P28"><text:span text:style-name="T24">- </text:span><text:span text:style-name="T13">Projects</text:span></text:p>
      <text:p text:style-name="Standard"><text:span text:style-name="T1"><text:tab/>-&gt; </text:span><text:span text:style-name="T2">possible to create new projects (worlds)</text:span></text:p>
      <text:p text:style-name="Standard"><text:span text:style-name="T1"><text:tab/>-&gt; </text:span><text:span text:style-name="T2">existing projects can be load</text:span></text:p>
      <text:p text:style-name="P25"><text:tab/>-&gt; create attribute within creation (att define the world [project])</text:p>
      <text:p text:style-name="Standard"><text:span text:style-name="T1"><text:tab/>-&gt; </text:span><text:span text:style-name="T2">exsisting attribute can be load and will be listed.</text:span></text:p>
      <text:p text:style-name="P24">- Datasets</text:p>
      <text:p text:style-name="P28"><text:span text:style-name="T33"><text:tab/>-</text:span><text:span text:style-name="T34">&gt; </text:span><text:span text:style-name="T24">editing / creating / display datasets</text:span></text:p>
      <text:p text:style-name="P23"><text:tab/>-&gt; loading local or from server</text:p>
      <text:p text:style-name="P27"><text:tab/>-&gt; Columns will be defined through Attributes </text:p>
      <text:p text:style-name="Standard"><text:span text:style-name="T1"><text:tab/>-</text:span><text:span text:style-name="T2">&gt; rows can be edit / added</text:span></text:p>
      <text:p text:style-name="Standard"><text:span text:style-name="T1"><text:tab/>-</text:span><text:span text:style-name="T2">&gt; dataset can be saved for project </text:span><text:span text:style-name="T3">s</text:span></text:p>
      <text:p text:style-name="Standard"><text:span text:style-name="T1"><text:tab/>-</text:span><text:span text:style-name="T2">&gt; every dataset has his own od</text:span></text:p>
      <text:p text:style-name="P24">- Trees</text:p>
      <text:p text:style-name="Standard"><text:span text:style-name="T1"><text:tab/>-</text:span><text:span text:style-name="T2">&gt; possible to save &amp; load trees (server)</text:span></text:p>
      <text:p text:style-name="P25"><text:tab/>-&gt; cues will be defined via the attributes</text:p>
      <text:p text:style-name="P24">- Analysis</text:p>
      <text:p text:style-name="P26"><text:tab/>-&gt; possible to choose different trees &amp; datasets =&gt; analyis</text:p>
      <text:p text:style-name="P26"><text:tab/>-&gt; display results</text:p>
      <text:p text:style-name="P26"><text:tab/>-&gt; (optional) create trees via algorithms (C.45, ...)</text:p>
      <text:p text:style-name="P24"><text:tab/>-&gt; auswahl von Bäumen und Datensätzen und diese analyisieren</text:p>
      <text:p text:style-name="P24"><text:tab/>-&gt; ergebnisse sollen visuell dargestellt werden</text:p>
      <text:p text:style-name="P18"/>
      <text:p text:style-name="P18">Learning / Tutorial</text:p>
      <text:p text:style-name="P18"><text:span text:style-name="T1"><text:tab/></text:span><text:span text:style-name="T18">-&gt; Samples, Documents</text:span></text:p>
      <text:p text:style-name="P20"><text:span text:style-name="T19"><text:tab/>-&gt; </text:span><text:span text:style-name="T20">seperate</text:span><text:span text:style-name="T19"> </text:span><text:span text:style-name="T20">e</text:span><text:span text:style-name="T19">xercises </text:span><text:span text:style-name="T20">of summerinstiut</text:span></text:p>
      <text:p text:style-name="P20"><text:span text:style-name="T19"><text:tab/>-&gt; </text:span><text:span text:style-name="T20">sandboxapp to create / test decisiontrees (with some cues)</text:span></text:p>
      <text:p text:style-name="P20"><text:span text:style-name="T19"><text:tab/>-&gt; </text:span><text:span text:style-name="T20">possible to download / show documents</text:span></text:p>
      <text:p text:style-name="P18"/>
      <text:p text:style-name="P22"><text:tab/>-<text:span text:style-name="T32">&gt; maybe later contest for SI.</text:span></text:p>
      <text:p text:style-name="P22"/>
      <text:p text:style-name="P18">Register / Login</text:p>
      <text:p text:style-name="P21"><text:tab/>-&gt; normal login &amp; register to the application</text:p>
      <text:p text:style-name="P18"/>
      <text:h text:style-name="Heading_20_3" text:outline-level="3"><text:span text:style-name="T47">2</text:span>) <text:span text:style-name="T47">Projectfolder orientation</text:span></text:h>
      <text:p text:style-name="P4">The project can be found in git under DecisionTreeWebGeneral. There are, under Areas, the different areas. The<text:span text:style-name="T75">y</text:span> will be saved and organized the 2 Mainareas Projects &amp; Learning. For each Area is a folderstructure for all components, like scripts, views, models and controller. </text:p>
      <text:p text:style-name="P5">The application will be work with <text:span text:style-name="T35">jquery</text:span><text:span text:style-name="T37">{</text:span><text:span text:style-name="T35">2.1</text:span><text:span text:style-name="T37">}</text:span>, <text:span text:style-name="T35">bootstrap</text:span> (on client side) &amp; <text:span text:style-name="T35">mvc 5</text:span> (on server side).</text:p>
      <text:p text:style-name="P5"/>
      <text:p text:style-name="P5">The <text:span text:style-name="T35">stylesheet</text:span> <text:span text:style-name="T76">for the mainside </text:span>can be found in <text:span text:style-name="T39">Content/master.css . </text:span><text:span text:style-name="T44">We want to define different themes to the areas. So there 2 folder for styleing &amp; content </text:span><text:span text:style-name="T45">(image, data, etc ...) </text:span><text:span text:style-name="T46">in the areafolders.</text:span></text:p>
      <text:h text:style-name="P69" text:outline-level="3"/>
      <text:h text:style-name="P75" text:outline-level="3">3) Specification</text:h>
      <text:p text:style-name="P48">Learning / Tutorial</text:p>
      <text:p text:style-name="P49">Specification is like the Summerinstitut application. <text:span text:style-name="T74">In the tutorial application will be only used a simple form of worldattributes and a FFT-Tree. The worldattributes will be </text:span>called here <text:span text:style-name="T35">cues. </text:span><text:span text:style-name="T74">The </text:span><text:span text:style-name="T36">criterion</text:span><text:span text:style-name="T74"> is a simple string. </text:span></text:p>
      <text:p text:style-name="P50">There is no need to save the tree on the server.</text:p>
      <text:p text:style-name="P50"/>
      <text:h text:style-name="P70" text:outline-level="3">Project</text:h>
      <text:p text:style-name="P76">Models</text:p>
      <text:p text:style-name="P51"><text:span text:style-name="T78">The clientside works only with </text:span><text:span text:style-name="T38">POCO-objects</text:span><text:span text:style-name="T78">.</text:span><text:span text:style-name="T38"> </text:span><text:span text:style-name="T78">This objects has only properties to display informations. </text:span><text:span text:style-name="T79">All functions will provide by the server or on the fly with javascript. </text:span><text:span text:style-name="T80">All </text:span><text:span text:style-name="T41">JSON-objects</text:span><text:span text:style-name="T80"> has the same </text:span><text:span text:style-name="T41">properties</text:span><text:span text:style-name="T80"> like <text:s/>the </text:span><text:span text:style-name="T41">POCO-objects</text:span><text:span text:style-name="T80">.</text:span></text:p>
      <text:p text:style-name="P52"><text:span text:style-name="T78">All POCO's can be found under </text:span><text:span text:style-name="T40">Projects/Models</text:span><text:span text:style-name="T78">.</text:span></text:p>
      <text:p text:style-name="P53"><text:span text:style-name="T78">Wo</text:span><text:span text:style-name="T81">r</text:span><text:span text:style-name="T78">ldPOCO </text:span><text:span text:style-name="T50">is the model for a project. </text:span></text:p>
      <text:p text:style-name="P34"><text:span text:style-name="T1"><text:tab/></text:span><text:span text:style-name="T53">public</text:span><text:span text:style-name="T1"> </text:span><text:span text:style-name="T53">class</text:span><text:span text:style-name="T1"> </text:span><text:span text:style-name="T60">WorldPOCO </text:span><text:span text:style-name="T1">: </text:span><text:span text:style-name="T60">POCO</text:span></text:p>
      <text:p text:style-name="P58"><text:s text:c="4"/><text:tab/>{</text:p>
      <text:p text:style-name="P34"><text:span text:style-name="T1"><text:s text:c="8"/><text:tab/></text:span><text:span text:style-name="T53">public</text:span><text:span text:style-name="T1"> </text:span><text:span text:style-name="T60">Guid</text:span><text:span text:style-name="T1"> Id { </text:span><text:span text:style-name="T53">get</text:span><text:span text:style-name="T1">; </text:span><text:span text:style-name="T53">set</text:span><text:span text:style-name="T1">; }</text:span></text:p>
      <text:p text:style-name="P34"><text:span text:style-name="T1"><text:tab/> <text:s text:c="6"/></text:span><text:span text:style-name="T53">public</text:span><text:span text:style-name="T1"> </text:span><text:span text:style-name="T53">string</text:span><text:span text:style-name="T1"> Name { </text:span><text:span text:style-name="T53">get</text:span><text:span text:style-name="T1">; </text:span><text:span text:style-name="T53">set</text:span><text:span text:style-name="T1">; }</text:span></text:p>
      <text:p text:style-name="P34"><text:span text:style-name="T1"><text:s text:c="7"/><text:tab/></text:span><text:span text:style-name="T53">public</text:span><text:span text:style-name="T1"> </text:span><text:span text:style-name="T60">List</text:span><text:span text:style-name="T1">&lt;</text:span><text:span text:style-name="T60">AttributePOCO</text:span><text:span text:style-name="T1">&gt; Attributes { </text:span><text:span text:style-name="T53">get</text:span><text:span text:style-name="T1">; </text:span><text:span text:style-name="T53">set</text:span><text:span text:style-name="T1">; }</text:span></text:p>
      <text:p text:style-name="P34"><text:span text:style-name="T1"><text:tab/><text:tab/></text:span><text:span text:style-name="T88">// will not be saved on the server </text:span><text:span text:style-name="T89">(!!!)</text:span></text:p>
      <text:p text:style-name="P34"><text:span text:style-name="T1"><text:tab/> <text:s text:c="6"/></text:span><text:span text:style-name="T53">public</text:span><text:span text:style-name="T1"> </text:span><text:span text:style-name="T60">List</text:span><text:span text:style-name="T1">&lt;</text:span><text:span text:style-name="T60">DatasetPOCO</text:span><text:span text:style-name="T1">&gt; AttachedDataset { </text:span><text:span text:style-name="T53">get</text:span><text:span text:style-name="T1">; </text:span><text:span text:style-name="T53">set</text:span><text:span text:style-name="T1">; }</text:span></text:p>
      <text:p text:style-name="P58"><text:s text:c="4"/><text:tab/>}</text:p>
      <text:p text:style-name="P58"/>
      <text:p text:style-name="P17"><text:span text:style-name="T30">AttributePOCO </text:span><text:span text:style-name="T22">is the model for an attribute – </text:span><text:span text:style-name="T23">earlier</text:span><text:span text:style-name="T22"> cue.</text:span></text:p>
      <text:p text:style-name="P58"/>
      <text:p text:style-name="P34"><text:span text:style-name="T58"><text:tab/></text:span><text:span text:style-name="T59">public </text:span><text:span text:style-name="T58">class</text:span><text:span text:style-name="T17"> </text:span><text:span text:style-name="T69">AttributePOCO </text:span><text:span text:style-name="T1">: </text:span><text:span text:style-name="T60">POCO</text:span></text:p>
      <text:p text:style-name="P58"><text:s text:c="4"/><text:tab/>{</text:p>
      <text:p text:style-name="P34"><text:span text:style-name="T1"><text:tab/><text:tab/></text:span><text:span text:style-name="T53">public</text:span><text:span text:style-name="T1"> </text:span><text:span text:style-name="T60">Guid</text:span><text:span text:style-name="T1"> Id { </text:span><text:span text:style-name="T53">get</text:span><text:span text:style-name="T1">; </text:span><text:span text:style-name="T53">set</text:span><text:span text:style-name="T1">; }</text:span></text:p>
      <text:p text:style-name="P34"><text:span text:style-name="T1"><text:s text:c="8"/><text:tab/></text:span><text:span text:style-name="T53">public</text:span><text:span text:style-name="T1"> </text:span><text:span text:style-name="T53">string</text:span><text:span text:style-name="T1"> Name { </text:span><text:span text:style-name="T53">get</text:span><text:span text:style-name="T1">; </text:span><text:span text:style-name="T53">set</text:span><text:span text:style-name="T1">; }</text:span></text:p>
      <text:p text:style-name="P34"><text:span text:style-name="T1"><text:s text:c="8"/><text:tab/></text:span><text:span text:style-name="T53">public</text:span><text:span text:style-name="T1"> </text:span><text:span text:style-name="T53">string</text:span><text:span text:style-name="T1"> Description { </text:span><text:span text:style-name="T53">get</text:span><text:span text:style-name="T1">; </text:span><text:span text:style-name="T53">set</text:span><text:span text:style-name="T1">; }</text:span></text:p>
      <text:p text:style-name="P34"><text:span text:style-name="T1"><text:s text:c="8"/><text:tab/></text:span><text:span text:style-name="T53">public</text:span><text:span text:style-name="T1"> </text:span><text:span text:style-name="T60">DataType</text:span><text:span text:style-name="T1"> DataType { </text:span><text:span text:style-name="T53">get</text:span><text:span text:style-name="T1">; </text:span><text:span text:style-name="T53">set</text:span><text:span text:style-name="T1">; }</text:span></text:p>
      <text:p text:style-name="P58"><text:s text:c="4"/><text:tab/>}</text:p>
      <text:p text:style-name="P78"/>
      <text:p text:style-name="P54"><text:span text:style-name="T80">D</text:span><text:span text:style-name="T78">atasetPOCO </text:span><text:span text:style-name="T51">is the model for an dataset</text:span></text:p>
      <text:p text:style-name="P54"><text:span text:style-name="T51">// </text:span><text:span text:style-name="T52">doc </text:span></text:p>
      <text:p text:style-name="P55"><text:span text:style-name="T78">AlternativePOCO </text:span><text:span text:style-name="T51">is the model for an value in the dataset to an Attribute.</text:span></text:p>
      <text:p text:style-name="P55"><text:span text:style-name="T51">// </text:span><text:span text:style-name="T52">doc</text:span></text:p>
      <text:p text:style-name="P55"><text:span text:style-name="T83">TreePOCO </text:span><text:span text:style-name="T51">is the model for a tree.</text:span></text:p>
      <text:p text:style-name="P55"><text:span text:style-name="T51">// </text:span><text:span text:style-name="T52">doc</text:span></text:p>
      <text:p text:style-name="P56"><text:span text:style-name="T75">C</text:span>ontroller</text:p>
      <text:p text:style-name="P45">In the Project-areafolder exists 4 different <text:span text:style-name="T35">Controller</text:span>. <text:span text:style-name="T76">They provide different serverfunctions for the client. All functions can't be called without active login.</text:span></text:p>
      <text:p text:style-name="P8"/>
      <text:p text:style-name="P45"><text:span text:style-name="T37">ProjectController</text:span> <text:span text:style-name="T76">is responsible for getting the different Views in the project area. </text:span></text:p>
      <text:p text:style-name="P15"><text:span text:style-name="T53"><text:tab/>#region</text:span><text:span text:style-name="T1"> linkcontrol</text:span></text:p>
      <text:p text:style-name="Standard"><text:span text:style-name="T53"><text:tab/>public</text:span><text:span text:style-name="T1"> </text:span><text:span text:style-name="T60">ActionResult</text:span><text:span text:style-name="T1"> Index() </text:span><text:span text:style-name="T4">{ </text:span><text:span text:style-name="T53">return</text:span><text:span text:style-name="T1"> View(</text:span><text:span text:style-name="T77">"Index"</text:span><text:span text:style-name="T1">); }</text:span></text:p>
      <text:p text:style-name="Standard"><text:span text:style-name="T53"><text:tab/>public</text:span><text:span text:style-name="T1"> </text:span><text:span text:style-name="T60">ActionResult</text:span><text:span text:style-name="T1"> Dataset() { </text:span><text:span text:style-name="T53">return</text:span><text:span text:style-name="T1"> View(</text:span><text:span text:style-name="T77">"Dataset"</text:span><text:span text:style-name="T1">);<text:tab/> }</text:span></text:p>
      <text:p text:style-name="Standard"><text:span text:style-name="T53"><text:tab/>public</text:span><text:span text:style-name="T1"> </text:span><text:span text:style-name="T60">ActionResult</text:span><text:span text:style-name="T1"> Tree() { </text:span><text:span text:style-name="T53">return</text:span><text:span text:style-name="T1"> View(</text:span><text:span text:style-name="T77">"Tree"</text:span><text:span text:style-name="T1">); }</text:span></text:p>
      <text:p text:style-name="Standard"><text:span text:style-name="T53"><text:tab/>public</text:span><text:span text:style-name="T1"> </text:span><text:span text:style-name="T60">ActionResult</text:span><text:span text:style-name="T1"> Analysis() { </text:span><text:span text:style-name="T53">return</text:span><text:span text:style-name="T1"> View(</text:span><text:span text:style-name="T77">"Analysis"</text:span><text:span text:style-name="T1">); }</text:span></text:p>
      <text:p text:style-name="P66"><text:tab/>#endregion</text:p>
      <text:p text:style-name="P79"><text:s/></text:p>
      <text:p text:style-name="P6"><text:soft-page-break/>Also there are functions for working with the projects. </text:p>
      <text:p text:style-name="P6"/>
      <text:p text:style-name="Standard"><text:span text:style-name="T1"><text:s text:c="8"/>[</text:span><text:span text:style-name="T60">HttpPost</text:span><text:span text:style-name="T1">]</text:span></text:p>
      <text:p text:style-name="P35"><text:span text:style-name="T1"><text:s text:c="8"/></text:span><text:span text:style-name="T53">public</text:span><text:span text:style-name="T1"> </text:span><text:span text:style-name="T60">JsonResult</text:span><text:span text:style-name="T1"> ListProjects(</text:span><text:span text:style-name="T64">int </text:span><text:span text:style-name="T10">page</text:span><text:span text:style-name="T1">)</text:span><text:span text:style-name="T4">{}</text:span></text:p>
      <text:p text:style-name="Standard"><text:span text:style-name="T1"><text:s text:c="8"/>[</text:span><text:span text:style-name="T60">HttpPost</text:span><text:span text:style-name="T1">]</text:span></text:p>
      <text:p text:style-name="Standard"><text:span text:style-name="T1"><text:s text:c="8"/></text:span><text:span text:style-name="T53">public</text:span><text:span text:style-name="T1"> </text:span><text:span text:style-name="T60">JsonResult</text:span><text:span text:style-name="T1"> LoadProject(</text:span><text:span text:style-name="T60">Guid</text:span><text:span text:style-name="T1"> g</text:span><text:span text:style-name="T4">){}</text:span></text:p>
      <text:p text:style-name="Standard"><text:span text:style-name="T1"><text:s text:c="8"/>[</text:span><text:span text:style-name="T60">HttpPost</text:span><text:span text:style-name="T1">]</text:span></text:p>
      <text:p text:style-name="Standard"><text:span text:style-name="T1"><text:s text:c="8"/></text:span><text:span text:style-name="T53">public</text:span><text:span text:style-name="T1"> </text:span><text:span text:style-name="T60">JsonResult</text:span><text:span text:style-name="T1"> CreateProject(</text:span><text:span text:style-name="T60">WorldPOCO</text:span><text:span text:style-name="T1"> w</text:span><text:span text:style-name="T4">){}</text:span></text:p>
      <text:p text:style-name="Standard"><text:span text:style-name="T1"><text:s text:c="8"/>[</text:span><text:span text:style-name="T60">HttpPost</text:span><text:span text:style-name="T1">]</text:span></text:p>
      <text:p text:style-name="Standard"><text:span text:style-name="T1"><text:s text:c="8"/></text:span><text:span text:style-name="T53">public</text:span><text:span text:style-name="T1"> </text:span><text:span text:style-name="T60">JsonResult</text:span><text:span text:style-name="T1"> EditProject(</text:span><text:span text:style-name="T60">WorldPOCO</text:span><text:span text:style-name="T1"> w)</text:span><text:span text:style-name="T4">{}</text:span></text:p>
      <text:p text:style-name="Standard"><text:span text:style-name="T1"><text:s text:c="8"/>[</text:span><text:span text:style-name="T60">HttpPost</text:span><text:span text:style-name="T1">]</text:span></text:p>
      <text:p text:style-name="Standard"><text:span text:style-name="T1"><text:s text:c="8"/></text:span><text:span text:style-name="T53">public</text:span><text:span text:style-name="T1"> </text:span><text:span text:style-name="T60">JsonResult</text:span><text:span text:style-name="T1"> DeleteProject(</text:span><text:span text:style-name="T60">Guid</text:span><text:span text:style-name="T1"> g)</text:span><text:span text:style-name="T4">{}</text:span></text:p>
      <text:p text:style-name="Standard"><text:span text:style-name="T1"><text:s text:c="8"/>[</text:span><text:span text:style-name="T60">HttpPost</text:span><text:span text:style-name="T1">]</text:span></text:p>
      <text:p text:style-name="Standard"><text:span text:style-name="T1"><text:s text:c="8"/></text:span><text:span text:style-name="T53">public</text:span><text:span text:style-name="T1"> </text:span><text:span text:style-name="T60">JsonResult</text:span><text:span text:style-name="T1"> ListAttributes</text:span><text:span text:style-name="T4">() {}</text:span></text:p>
      <text:p text:style-name="Standard"><text:span text:style-name="T4"><text:tab/> [</text:span><text:span text:style-name="T60">HttpPost</text:span><text:span text:style-name="T1">]</text:span></text:p>
      <text:p text:style-name="Standard"><text:span text:style-name="T1"><text:s text:c="8"/></text:span><text:span text:style-name="T53">public</text:span><text:span text:style-name="T1"> </text:span><text:span text:style-name="T60">JsonResult</text:span><text:span text:style-name="T1"> AddAttributeToProject(</text:span><text:span text:style-name="T60">Guid</text:span><text:span text:style-name="T1"> pjId, </text:span><text:span text:style-name="T60">Guid</text:span><text:span text:style-name="T1"> attId) { }</text:span></text:p>
      <text:p text:style-name="Standard"><text:span text:style-name="T1"><text:tab/> [</text:span><text:span text:style-name="T60">HttpPost</text:span><text:span text:style-name="T1">]</text:span></text:p>
      <text:p text:style-name="Standard"><text:span text:style-name="T1"><text:s text:c="8"/></text:span><text:span text:style-name="T53">public</text:span><text:span text:style-name="T1"> </text:span><text:span text:style-name="T60">JsonResult</text:span><text:span text:style-name="T1"> RemoveAttributeFromProject(</text:span><text:span text:style-name="T60">Guid</text:span><text:span text:style-name="T1"> pjId, </text:span><text:span text:style-name="T60">Guid</text:span><text:span text:style-name="T1"> attId) </text:span><text:span text:style-name="T5">{ }</text:span></text:p>
      <text:p text:style-name="Standard"><text:span text:style-name="T1"><text:s text:c="8"/>[</text:span><text:span text:style-name="T60">HttpPost</text:span><text:span text:style-name="T1">]</text:span></text:p>
      <text:p text:style-name="P29"><text:span text:style-name="T1"><text:s text:c="8"/></text:span><text:span text:style-name="T53">public</text:span><text:span text:style-name="T1"> </text:span><text:span text:style-name="T60">JsonResult</text:span><text:span text:style-name="T1"> CreateAttribute(</text:span><text:span text:style-name="T61">AttributePOCO</text:span><text:span text:style-name="T1"> att)</text:span><text:span text:style-name="T4">{}</text:span></text:p>
      <text:p text:style-name="Standard"><text:span text:style-name="T1"><text:s text:c="8"/>[</text:span><text:span text:style-name="T60">HttpPost</text:span><text:span text:style-name="T1">]</text:span></text:p>
      <text:p text:style-name="Standard"><text:span text:style-name="T1"><text:s text:c="8"/></text:span><text:span text:style-name="T53">public</text:span><text:span text:style-name="T1"> </text:span><text:span text:style-name="T60">JsonResult</text:span><text:span text:style-name="T1"> RemoveAttribute(</text:span><text:span text:style-name="T60">Guid</text:span><text:span text:style-name="T1"> id)</text:span><text:span text:style-name="T4">{}</text:span></text:p>
      <text:p text:style-name="P7"/>
      <text:p text:style-name="P12">DatasetController <text:span text:style-name="T48">is responsible to create/edit/save dataset on the server.</text:span></text:p>
      <text:p text:style-name="P12"/>
      <text:p text:style-name="P12"><text:span text:style-name="T1"><text:tab/> </text:span><text:span text:style-name="T12">[</text:span><text:span text:style-name="T65">HttpPost</text:span><text:span text:style-name="T12">]</text:span></text:p>
      <text:p text:style-name="Standard"><text:span text:style-name="T1"><text:s text:c="8"/></text:span><text:span text:style-name="T53">public</text:span><text:span text:style-name="T1"> </text:span><text:span text:style-name="T60">JsonResult</text:span><text:span text:style-name="T1"> LoadDataset(</text:span><text:span text:style-name="T60">Guid</text:span><text:span text:style-name="T1"> id)</text:span><text:span text:style-name="T6">{}</text:span></text:p>
      <text:p text:style-name="Standard"><text:span text:style-name="T1"><text:s text:c="8"/>[</text:span><text:span text:style-name="T60">HttpPost</text:span><text:span text:style-name="T1">]</text:span></text:p>
      <text:p text:style-name="P30"><text:span text:style-name="T1"><text:s text:c="8"/></text:span><text:span text:style-name="T53">public</text:span><text:span text:style-name="T1"> </text:span><text:span text:style-name="T60">JsonResult</text:span><text:span text:style-name="T1"> EditDataset(</text:span><text:span text:style-name="T60">DatasetPOCO</text:span><text:span text:style-name="T1"> dataset)</text:span><text:span text:style-name="T6">{}</text:span></text:p>
      <text:p text:style-name="Standard"><text:span text:style-name="T1"><text:s text:c="8"/>[</text:span><text:span text:style-name="T60">HttpPost</text:span><text:span text:style-name="T1">]</text:span></text:p>
      <text:p text:style-name="P30"><text:span text:style-name="T1"><text:s text:c="8"/></text:span><text:span text:style-name="T53">public</text:span><text:span text:style-name="T1"> </text:span><text:span text:style-name="T60">JsonResult</text:span><text:span text:style-name="T1"> AddAttributeToDataset(</text:span><text:span text:style-name="T60">Guid</text:span><text:span text:style-name="T1"> attId, </text:span><text:span text:style-name="T60">Guid</text:span><text:span text:style-name="T1"> datasetId)</text:span><text:span text:style-name="T6">{}</text:span></text:p>
      <text:p text:style-name="Standard"><text:span text:style-name="T1"><text:s text:c="8"/>[</text:span><text:span text:style-name="T60">HttpPost</text:span><text:span text:style-name="T1">]</text:span></text:p>
      <text:p text:style-name="P30"><text:span text:style-name="T1"><text:s text:c="8"/></text:span><text:span text:style-name="T53">public</text:span><text:span text:style-name="T1"> </text:span><text:span text:style-name="T60">JsonResult</text:span><text:span text:style-name="T1"> RemoveAttributeFromDataset(</text:span><text:span text:style-name="T60">Guid</text:span><text:span text:style-name="T1"> attId, </text:span><text:span text:style-name="T60">Guid</text:span><text:span text:style-name="T1"> datasetId)</text:span><text:span text:style-name="T6">{}</text:span></text:p>
      <text:p text:style-name="P12"/>
      <text:p text:style-name="P12">TreeController <text:span text:style-name="T49">is responsible to organize the trees on serverside.</text:span></text:p>
      <text:p text:style-name="P12"/>
      <text:p text:style-name="P10"><text:span text:style-name="T1"><text:tab/> [</text:span><text:span text:style-name="T60">HttpPost</text:span><text:span text:style-name="T1">]</text:span></text:p>
      <text:p text:style-name="P31"><text:span text:style-name="T1"><text:s text:c="8"/></text:span><text:span text:style-name="T53">public</text:span><text:span text:style-name="T1"> </text:span><text:span text:style-name="T60">JsonResult</text:span><text:span text:style-name="T1"> SaveTree(</text:span><text:span text:style-name="T60">Tree</text:span><text:span text:style-name="T62">POCO</text:span><text:span text:style-name="T1"> tree) </text:span><text:span text:style-name="T7">{}</text:span></text:p>
      <text:p text:style-name="P11"><text:span text:style-name="T1"><text:tab/> [</text:span><text:span text:style-name="T60">HttpPost</text:span><text:span text:style-name="T1">]</text:span></text:p>
      <text:p text:style-name="P31"><text:span text:style-name="T7"><text:s text:c="8"/></text:span><text:span text:style-name="T54">public</text:span><text:span text:style-name="T7"> </text:span><text:span text:style-name="T62">JsonResult</text:span><text:span text:style-name="T7"> LoadTree(</text:span><text:span text:style-name="T62">Guid</text:span><text:span text:style-name="T7"> id) {}</text:span></text:p>
      <text:p text:style-name="P11"><text:span text:style-name="T1"><text:tab/> [</text:span><text:span text:style-name="T60">HttpPost</text:span><text:span text:style-name="T1">]</text:span></text:p>
      <text:p text:style-name="P31"><text:span text:style-name="T7"><text:s text:c="8"/></text:span><text:span text:style-name="T54">public</text:span><text:span text:style-name="T7"> </text:span><text:span text:style-name="T62">JsonResult</text:span><text:span text:style-name="T7"> LoadTrees(List&lt;</text:span><text:span text:style-name="T62">Guid</text:span><text:span text:style-name="T7">&gt; ids) {}</text:span></text:p>
      <text:p text:style-name="P59"/>
      <text:p text:style-name="P16"><text:span text:style-name="T31">A</text:span><text:span text:style-name="T30">lso a function to create trees via different algorithms.</text:span></text:p>
      <text:p text:style-name="P64"/>
      <text:p text:style-name="P33"><text:span text:style-name="T26"><text:tab/> </text:span><text:span text:style-name="T1">[</text:span><text:span text:style-name="T60">HttpPost</text:span><text:span text:style-name="T1">]</text:span></text:p>
      <text:p text:style-name="Standard"><text:span text:style-name="T1"><text:s text:c="8"/></text:span><text:span text:style-name="T53">public</text:span><text:span text:style-name="T1"> </text:span><text:span text:style-name="T60">JsonResult</text:span><text:span text:style-name="T1"> createTree(</text:span><text:span text:style-name="T60">Guid</text:span><text:span text:style-name="T1"> worldId)</text:span></text:p>
      <text:p text:style-name="P12"/>
      <text:p text:style-name="P12">AnalysisController <text:span text:style-name="T49">provides the functions for analysing trees.</text:span></text:p>
      <text:p text:style-name="P12"/>
      <text:p text:style-name="P10"><text:span text:style-name="T1"><text:tab/> [</text:span><text:span text:style-name="T60">HttpPost</text:span><text:span text:style-name="T1">]</text:span></text:p>
      <text:p text:style-name="P32"><text:span text:style-name="T1"><text:s text:c="8"/></text:span><text:span text:style-name="T53">public</text:span><text:span text:style-name="T1"> </text:span><text:span text:style-name="T60">JsonResult</text:span><text:span text:style-name="T1"> analyse(</text:span><text:span text:style-name="T62">Guid </text:span><text:span text:style-name="T9">treeId,</text:span><text:span text:style-name="T63"> </text:span><text:span text:style-name="T62">Guid </text:span><text:span text:style-name="T9">datasetId</text:span><text:span text:style-name="T1">)</text:span><text:span text:style-name="T8">{}</text:span></text:p>
      <text:p text:style-name="P13"><text:tab/> <text:s/><text:span text:style-name="T12">[</text:span><text:span text:style-name="T65">HttpPost</text:span><text:span text:style-name="T12">]</text:span></text:p>
      <text:p text:style-name="P13"><text:span text:style-name="T1"><text:s text:c="8"/></text:span><text:span text:style-name="T56">public</text:span><text:span text:style-name="T12"> </text:span><text:span text:style-name="T65">JsonResult</text:span><text:span text:style-name="T12"> analyse(</text:span><text:span text:style-name="T66">Guid </text:span><text:span text:style-name="T14">treeId,</text:span><text:span text:style-name="T67"> </text:span><text:span text:style-name="T14">List&lt;</text:span><text:span text:style-name="T66">Guid</text:span><text:span text:style-name="T14">&gt;</text:span><text:span text:style-name="T66"> </text:span><text:span text:style-name="T14">datasetId</text:span><text:span text:style-name="T12">)</text:span><text:span text:style-name="T15">{}</text:span></text:p>
      <text:p text:style-name="P13"><text:span text:style-name="T12"><text:tab/> [</text:span><text:span text:style-name="T65">HttpPost</text:span><text:span text:style-name="T12">]</text:span></text:p>
      <text:p text:style-name="P13"><text:span text:style-name="T15"><text:s text:c="8"/></text:span><text:span text:style-name="T57">public</text:span><text:span text:style-name="T15"> </text:span><text:span text:style-name="T68">JsonResult</text:span><text:span text:style-name="T15"> analyse(</text:span><text:span text:style-name="T14">List&lt;</text:span><text:span text:style-name="T66">Guid</text:span><text:span text:style-name="T14">&gt;</text:span><text:span text:style-name="T66"> </text:span><text:span text:style-name="T14">treeId,</text:span><text:span text:style-name="T67"> </text:span><text:span text:style-name="T14">List&lt;</text:span><text:span text:style-name="T66">Guid</text:span><text:span text:style-name="T14">&gt;</text:span><text:span text:style-name="T66"> </text:span><text:span text:style-name="T14">datasetId</text:span><text:span text:style-name="T15">){}</text:span></text:p>
      <text:p text:style-name="P61"/>
      <text:p text:style-name="P14"><text:span text:style-name="T28">S</text:span><text:span text:style-name="T27">o all functions to com</text:span><text:span text:style-name="T29">m</text:span><text:span text:style-name="T27">unicate with the client side are defined.</text:span></text:p>
      <text:p text:style-name="P65"/>
      <text:h text:style-name="P71" text:outline-level="3"><text:span text:style-name="T82">C</text:span><text:span text:style-name="T78">lientside</text:span></text:h>
      <text:p text:style-name="P9"><text:span text:style-name="T78">All functions can be access via the Json-Modelobjects at the clientside. They can be found in the </text:span><text:span text:style-name="T38">project.js</text:span><text:span text:style-name="T78"> und</text:span><text:span text:style-name="T84">er</text:span><text:span text:style-name="T78"> </text:span><text:span text:style-name="T42">Projects/S</text:span><text:span text:style-name="T43">cript</text:span><text:span text:style-name="T78">. </text:span><text:span text:style-name="T85">The Objects provide different functions to be syncronized with the server. </text:span></text:p>
      <text:p text:style-name="P80"/>
      <text:p text:style-name="P81"><text:soft-page-break/></text:p>
      <text:p text:style-name="P81"/>
      <text:p text:style-name="P46"><text:span text:style-name="T78">For all Listing exists different model</text:span><text:span text:style-name="T86">s</text:span><text:span text:style-name="T78">. One for </text:span><text:span text:style-name="T38">Projects, Dataset, Tree, Attributes.</text:span></text:p>
      <text:p text:style-name="P47"><text:span text:style-name="T78">The Listmodels have 5 public functions. </text:span><text:span text:style-name="T87">They allow to browse the list.</text:span></text:p>
      <text:p text:style-name="P82">Here the example for ProjectList.</text:p>
      <text:p text:style-name="P62">GeneralDecisionTree.Project.ProjectList = {</text:p>
      <text:p text:style-name="Standard"><text:span text:style-name="T1"><text:s text:c="4"/>model: </text:span><text:span text:style-name="T53">function</text:span><text:span text:style-name="T1"> () {</text:span></text:p>
      <text:p text:style-name="P24"/>
      <text:p text:style-name="P36"><text:span text:style-name="T70"><text:s text:c="8"/>//* </text:span><text:span text:style-name="T71">private </text:span><text:span text:style-name="T72">properties &amp; functions</text:span><text:span text:style-name="T71"> ... </text:span><text:span text:style-name="T70">*//</text:span></text:p>
      <text:p text:style-name="P67"/>
      <text:p text:style-name="P36"><text:span text:style-name="T70"><text:tab/> /* </text:span><text:span text:style-name="T73">public functions </text:span><text:span text:style-name="T70">*/</text:span></text:p>
      <text:p text:style-name="Standard"><text:span text:style-name="T1"><text:s text:c="8"/></text:span><text:span text:style-name="T53">return</text:span><text:span text:style-name="T1"> {</text:span></text:p>
      <text:p text:style-name="Standard"><text:span text:style-name="T1"><text:s text:c="12"/>getMaxPageCount: </text:span><text:span text:style-name="T53">function</text:span><text:span text:style-name="T1">() { </text:span><text:span text:style-name="T90">/* */ </text:span><text:span text:style-name="T1">},</text:span></text:p>
      <text:p text:style-name="P39"><text:span text:style-name="T1"><text:s text:c="12"/>getProjectList: </text:span><text:span text:style-name="T53">function</text:span><text:span text:style-name="T1">() { </text:span><text:span text:style-name="T90">/* */ </text:span><text:span text:style-name="T1">},</text:span></text:p>
      <text:p text:style-name="P39"><text:span text:style-name="T1"><text:s text:c="12"/>nextPage: </text:span><text:span text:style-name="T53">function</text:span><text:span text:style-name="T1"> () { </text:span><text:span text:style-name="T90">/* */ </text:span><text:span text:style-name="T1">},</text:span></text:p>
      <text:p text:style-name="P39"><text:span text:style-name="T1"><text:s text:c="12"/>previousPage: </text:span><text:span text:style-name="T53">function</text:span><text:span text:style-name="T1"> () { </text:span><text:span text:style-name="T90">/* */ </text:span><text:span text:style-name="T1">},</text:span></text:p>
      <text:p text:style-name="P39"><text:span text:style-name="T1"><text:s text:c="12"/>goToPage: </text:span><text:span text:style-name="T53">function</text:span><text:span text:style-name="T1"> (page) { </text:span><text:span text:style-name="T90">/* */</text:span><text:span text:style-name="T1"> }</text:span></text:p>
      <text:p text:style-name="P24"><text:s text:c="8"/>}</text:p>
      <text:p text:style-name="P24"><text:s text:c="4"/>}</text:p>
      <text:p text:style-name="P24">}</text:p>
      <text:p text:style-name="P24"/>
      <text:h text:style-name="Heading_20_3" text:outline-level="3"><text:span text:style-name="T91">Project</text:span></text:h>
      <text:p text:style-name="P62">GeneralDecisionTree.Project = {</text:p>
      <text:p text:style-name="Standard"><text:span text:style-name="T1"><text:s text:c="4"/>model: </text:span><text:span text:style-name="T53">function</text:span><text:span text:style-name="T1"> () {</text:span></text:p>
      <text:p text:style-name="P68"><text:tab/> </text:p>
      <text:p text:style-name="P38"><text:span text:style-name="T70"><text:tab/> //* </text:span><text:span text:style-name="T71">private </text:span><text:span text:style-name="T72">properties &amp; functions</text:span><text:span text:style-name="T71"> ... </text:span><text:span text:style-name="T70">*//</text:span></text:p>
      <text:p text:style-name="P60"/>
      <text:p text:style-name="Standard"><text:span text:style-name="T1"><text:s text:c="8"/></text:span><text:span text:style-name="T53">var</text:span><text:span text:style-name="T1"> project = {</text:span></text:p>
      <text:p text:style-name="P24"><text:s text:c="12"/>Id: 0000 - 0000 - 0000- 0000,</text:p>
      <text:p text:style-name="Standard"><text:span text:style-name="T1"><text:s text:c="12"/>Name: </text:span><text:span text:style-name="T53">null</text:span><text:span text:style-name="T1">,</text:span></text:p>
      <text:p text:style-name="Standard"><text:span text:style-name="T1"><text:s text:c="12"/>Description: </text:span><text:span text:style-name="T53">null</text:span><text:span text:style-name="T1">,</text:span></text:p>
      <text:p text:style-name="P24"><text:s text:c="12"/>Attributes: [],</text:p>
      <text:p text:style-name="P24"><text:s text:c="12"/>AttachedDataset: []</text:p>
      <text:p text:style-name="P24"><text:s text:c="8"/>}</text:p>
      <text:p text:style-name="P24"/>
      <text:p text:style-name="P37"><text:span text:style-name="T70"><text:tab/> /* </text:span><text:span text:style-name="T73">public functions </text:span><text:span text:style-name="T70">*/</text:span></text:p>
      <text:p text:style-name="P24"/>
      <text:p text:style-name="Standard"><text:span text:style-name="T1"><text:s text:c="8"/></text:span><text:span text:style-name="T53">return</text:span><text:span text:style-name="T1"> {</text:span></text:p>
      <text:p text:style-name="P40"><text:span text:style-name="T1"><text:s text:c="12"/>addDataset: </text:span><text:span text:style-name="T53">function</text:span><text:span text:style-name="T1"> (dataset) { </text:span><text:span text:style-name="T90">/* */ </text:span><text:span text:style-name="T1">},</text:span></text:p>
      <text:p text:style-name="P40"><text:span text:style-name="T1"><text:s text:c="12"/>addAttribute: </text:span><text:span text:style-name="T53">function</text:span><text:span text:style-name="T1">(att) { </text:span><text:span text:style-name="T90">/* */ </text:span><text:span text:style-name="T1">},</text:span></text:p>
      <text:p text:style-name="P40"><text:span text:style-name="T1"><text:s text:c="12"/>getCurrentProject: </text:span><text:span text:style-name="T53">function</text:span><text:span text:style-name="T1"> () { </text:span><text:span text:style-name="T90">/* */ </text:span><text:span text:style-name="T1">},</text:span></text:p>
      <text:p text:style-name="P40"><text:span text:style-name="T1"><text:s text:c="12"/>loadProject: </text:span><text:span text:style-name="T53">function</text:span><text:span text:style-name="T1"> (id) { </text:span><text:span text:style-name="T90">/* */ </text:span><text:span text:style-name="T1">},</text:span></text:p>
      <text:p text:style-name="P40"><text:span text:style-name="T1"><text:s text:c="12"/>updateProject: </text:span><text:span text:style-name="T53">function</text:span><text:span text:style-name="T1">() { </text:span><text:span text:style-name="T90">/* */ </text:span><text:span text:style-name="T1">},</text:span></text:p>
      <text:p text:style-name="P40"><text:span text:style-name="T1"><text:s text:c="12"/>removeDataset: </text:span><text:span text:style-name="T53">function</text:span><text:span text:style-name="T1"> (dataset) { </text:span><text:span text:style-name="T90">/* */ </text:span><text:span text:style-name="T1">},</text:span></text:p>
      <text:p text:style-name="P40"><text:span text:style-name="T1"><text:s text:c="12"/>removeAttribute: </text:span><text:span text:style-name="T53">function</text:span><text:span text:style-name="T1"> (att) { </text:span><text:span text:style-name="T90">/* */ </text:span><text:span text:style-name="T1">}</text:span></text:p>
      <text:p text:style-name="P24"><text:s text:c="8"/>}</text:p>
      <text:p text:style-name="P24"><text:s text:c="4"/>}</text:p>
      <text:p text:style-name="P24">}</text:p>
      <text:p text:style-name="P24"/>
      <text:h text:style-name="P73" text:outline-level="3">Dataset</text:h>
      <text:p text:style-name="P42"><text:span text:style-name="T16">GeneralDecisionTree.Project.Dataset = {</text:span><text:span text:style-name="T1"> <text:s text:c="3"/></text:span></text:p>
      <text:p text:style-name="Standard"><text:span text:style-name="T1"><text:s text:c="4"/>model: </text:span><text:span text:style-name="T53">function</text:span><text:span text:style-name="T1"> (project) {</text:span></text:p>
      <text:p text:style-name="Standard"><text:span text:style-name="T1"><text:s text:c="8"/></text:span><text:span text:style-name="T53">var</text:span><text:span text:style-name="T1"> crrProject = project;</text:span></text:p>
      <text:p text:style-name="Standard"><text:span text:style-name="T1"><text:s text:c="8"/></text:span><text:span text:style-name="T53">var</text:span><text:span text:style-name="T1"> selectedDataSet = {</text:span></text:p>
      <text:p text:style-name="P24"><text:s text:c="12"/>Id: 0000 - 0000 - 0000 - 0000 - 0000,</text:p>
      <text:p text:style-name="Standard"><text:span text:style-name="T1"><text:s text:c="12"/>Name: </text:span><text:span text:style-name="T53">null</text:span><text:span text:style-name="T1">,</text:span></text:p>
      <text:p text:style-name="P24"><text:s text:c="12"/>AlternativesList: []</text:p>
      <text:p text:style-name="P24"><text:s text:c="8"/>};</text:p>
      <text:p text:style-name="P24"/>
      <text:p text:style-name="Standard"><text:soft-page-break/><text:span text:style-name="T1"><text:s text:c="8"/></text:span><text:span text:style-name="T53">return</text:span><text:span text:style-name="T1"> {</text:span></text:p>
      <text:p text:style-name="P41"><text:span text:style-name="T1"><text:s text:c="12"/>getSelectedDataset: </text:span><text:span text:style-name="T53">function</text:span><text:span text:style-name="T1"> () { </text:span><text:span text:style-name="T90">/* */ </text:span><text:span text:style-name="T1">},</text:span></text:p>
      <text:p text:style-name="P41"><text:span text:style-name="T1"><text:s text:c="12"/>loadDataset: </text:span><text:span text:style-name="T53">function</text:span><text:span text:style-name="T1"> (id) { </text:span><text:span text:style-name="T90">/* */ </text:span><text:span text:style-name="T1">},</text:span></text:p>
      <text:p text:style-name="P41"><text:span text:style-name="T1"><text:s text:c="12"/>updateDataset: </text:span><text:span text:style-name="T53">function</text:span><text:span text:style-name="T1"> () { </text:span><text:span text:style-name="T90">/* */ </text:span><text:span text:style-name="T1">},</text:span></text:p>
      <text:p text:style-name="P41"><text:span text:style-name="T1"><text:s text:c="12"/>addAlternative: </text:span><text:span text:style-name="T53">function</text:span><text:span text:style-name="T1"> (alt) { </text:span><text:span text:style-name="T90">/* */ </text:span><text:span text:style-name="T1">},</text:span></text:p>
      <text:p text:style-name="P41"><text:span text:style-name="T1"><text:s text:c="12"/>removeAlternative: </text:span><text:span text:style-name="T53">function</text:span><text:span text:style-name="T1"> (alt) { </text:span><text:span text:style-name="T90">/* */ </text:span><text:span text:style-name="T1">}</text:span></text:p>
      <text:p text:style-name="P24"><text:s text:c="8"/>}</text:p>
      <text:p text:style-name="P24"><text:s text:c="4"/>}</text:p>
      <text:p text:style-name="P24">}</text:p>
      <text:p text:style-name="P84"/>
      <text:h text:style-name="P72" text:outline-level="3">Attributes</text:h>
      <text:p text:style-name="P63">GeneralDecisionTree.Project.Attribute = {</text:p>
      <text:p text:style-name="Standard"><text:span text:style-name="T1"><text:s text:c="4"/>model: </text:span><text:span text:style-name="T53">function</text:span><text:span text:style-name="T1"> (project) {</text:span></text:p>
      <text:p text:style-name="Standard"><text:span text:style-name="T1"><text:s text:c="8"/></text:span><text:span text:style-name="T53">var</text:span><text:span text:style-name="T1"> project = project;</text:span></text:p>
      <text:p text:style-name="Standard"><text:span text:style-name="T1"><text:s text:c="8"/></text:span><text:span text:style-name="T53">var</text:span><text:span text:style-name="T1"> att;</text:span></text:p>
      <text:p text:style-name="P24"/>
      <text:p text:style-name="Standard"><text:span text:style-name="T1"><text:s text:c="8"/></text:span><text:span text:style-name="T53">var</text:span><text:span text:style-name="T1"> init = </text:span><text:span text:style-name="T53">function</text:span><text:span text:style-name="T1"> () {</text:span></text:p>
      <text:p text:style-name="P24"><text:s text:c="12"/>att = {</text:p>
      <text:p text:style-name="Standard"><text:span text:style-name="T1"><text:s text:c="16"/></text:span><text:span text:style-name="T1">Id: 0000 - 0000 - 0000 - 0000,</text:span></text:p>
      <text:p text:style-name="Standard"><text:span text:style-name="T1"><text:s text:c="16"/>Name: </text:span><text:span text:style-name="T53">null</text:span><text:span text:style-name="T1">,</text:span></text:p>
      <text:p text:style-name="Standard"><text:span text:style-name="T1"><text:s text:c="16"/>Description: </text:span><text:span text:style-name="T53">null</text:span><text:span text:style-name="T1">,</text:span></text:p>
      <text:p text:style-name="Standard"><text:span text:style-name="T1"><text:s text:c="16"/>DataType: </text:span><text:span text:style-name="T53">null</text:span><text:span text:style-name="T1">,</text:span></text:p>
      <text:p text:style-name="Standard"><text:span text:style-name="T1"><text:s text:c="16"/>MinValue: 0.0,</text:span></text:p>
      <text:p text:style-name="Standard"><text:span text:style-name="T1"><text:s text:c="16"/>MaxValue: 0.0,</text:span></text:p>
      <text:p text:style-name="Standard"><text:span text:style-name="T1"><text:s text:c="16"/>Values: []</text:span></text:p>
      <text:p text:style-name="P24"><text:s text:c="12"/>};</text:p>
      <text:p text:style-name="P24"><text:s text:c="8"/>}</text:p>
      <text:p text:style-name="P24"/>
      <text:p text:style-name="Standard"><text:span text:style-name="T1"><text:s text:c="8"/></text:span><text:span text:style-name="T53">return</text:span><text:span text:style-name="T1"> {</text:span></text:p>
      <text:p text:style-name="P43"><text:span text:style-name="T1"><text:s text:c="12"/>getAttribute: </text:span><text:span text:style-name="T53">function</text:span><text:span text:style-name="T1">() { </text:span><text:span text:style-name="T90">/* */ </text:span><text:span text:style-name="T1">},</text:span></text:p>
      <text:p text:style-name="P43"><text:span text:style-name="T1"><text:s text:c="12"/>loadAttribute: </text:span><text:span text:style-name="T53">function</text:span><text:span text:style-name="T1"> (id) { </text:span><text:span text:style-name="T90">/* */ </text:span><text:span text:style-name="T1">},</text:span></text:p>
      <text:p text:style-name="P43"><text:span text:style-name="T1"><text:s text:c="12"/>updateAttribute: </text:span><text:span text:style-name="T53">function</text:span><text:span text:style-name="T1"> () { </text:span><text:span text:style-name="T90">/* */ </text:span><text:span text:style-name="T1">},</text:span></text:p>
      <text:p text:style-name="P43"><text:span text:style-name="T1"><text:s text:c="12"/>removeFromProject: </text:span><text:span text:style-name="T53">function</text:span><text:span text:style-name="T1"> () { </text:span><text:span text:style-name="T90">/* */ </text:span><text:span text:style-name="T1">}</text:span></text:p>
      <text:p text:style-name="P24"><text:s text:c="8"/>};</text:p>
      <text:p text:style-name="P24"><text:s text:c="4"/>}</text:p>
      <text:p text:style-name="P24">}</text:p>
      <text:p text:style-name="P83"/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6DT21H58M8S</meta:editing-duration>
    <meta:editing-cycles>70</meta:editing-cycles>
    <meta:generator>LibreOffice/4.3.7.2$Windows_x86 LibreOffice_project/8a35821d8636a03b8bf4e15b48f59794652c68ba</meta:generator>
    <dc:date>2015-07-13T17:13:05.061000000</dc:date>
    <dc:creator>Johannes Mihan</dc:creator>
    <meta:document-statistic meta:table-count="0" meta:image-count="0" meta:object-count="0" meta:page-count="6" meta:paragraph-count="212" meta:word-count="1124" meta:character-count="8362" meta:non-whitespace-character-count="6369"/>
    <meta:user-defined meta:name="Info 1"/>
    <meta:user-defined meta:name="Info 2"/>
    <meta:user-defined meta:name="Info 3"/>
    <meta:user-defined meta:name="Info 4"/>
  </office:meta>
</office:document-meta>
</file>